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84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86cm" fo:min-width="0.136cm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15.657cm" svg:height="1.673cm" svg:x="4.81cm" svg:y="6.08cm">
          <draw:text-box>
            <text:p>${Import $resource:”toImport”, page:”PageToImport”} </text:p>
            <text:p text:style-name="P1">${Import $resource:”toImport2”, page:”PageToImport”}</text:p>
          </draw:text-box>
        </draw:frame>
        <draw:custom-shape draw:style-name="gr2" draw:text-style-name="P3" draw:layer="layout" svg:width="1.27cm" svg:height="1.27cm" svg:x="2.905cm" svg:y="2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e6e90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2:08:47.314000000</meta:creation-date>
    <dc:date>2025-04-06T14:08:23.305000000</dc:date>
    <meta:editing-duration>PT18M19S</meta:editing-duration>
    <meta:editing-cycles>6</meta:editing-cycles>
    <meta:generator>LibreOffice/7.6.2.1$Windows_X86_64 LibreOffice_project/56f7684011345957bbf33a7ee678afaf4d2ba333</meta:generator>
    <meta:document-statistic meta:object-count="2"/>
  </office:meta>
</office:document-meta>
</file>